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7:Sheet1.AMJ6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0:35:00.44590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5-09T21:08:49.592805033</dc:date>
    <meta:editing-duration>P9DT5H50M44S</meta:editing-duration>
    <meta:editing-cycles>740</meta:editing-cycles>
    <meta:generator>LibreOffice/6.1.5.2$Linux_X86_64 LibreOffice_project/10$Build-2</meta:generator>
    <meta:document-statistic meta:table-count="1" meta:cell-count="6131" meta:object-count="0"/>
  </office:meta>
</office:document-meta>
</file>